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5-09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5-06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5-03-1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5-03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5-01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4-10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4-07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4-03-2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4-02-0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3-09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3-07-1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3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3-01-11 0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2-09-1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2-07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2-02-25 20:36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2-01-05 22:03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1-08-25 19:43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1-06-16 17:3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1-03-09 19:49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1-01-04 17:4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0-07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0-03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20-01-0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10-2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7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2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1-23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1-0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7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3-27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1-1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9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7-0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2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1-03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10-1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7-06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3-0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1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9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7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3-0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1-0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2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1-0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9-04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6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5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4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2000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7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5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3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2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18</text:p>
          </table:table-cell>
          <table:table-cell office:value-type="string" calcext:value-type="string">
            <text:p>Deep Creek 1</text:p>
          </table:table-cell>
          <table:table-cell office:value-type="string" calcext:value-type="string">
            <text:p>1992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10" meta:object-count="0"/>
    <meta:user-defined meta:name="AppVersion">3.0</meta:user-defined>
  </office:meta>
</office:document-meta>
</file>